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108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4.337cm"/>
    </style:style>
    <style:style style:name="co6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f5ce" fo:border="0.06pt solid #000000"/>
    </style:style>
    <style:style style:name="ce5" style:family="table-cell" style:parent-style-name="Default">
      <style:table-cell-properties fo:background-color="#dde8cb" fo:border="0.06pt solid #000000"/>
    </style:style>
    <style:style style:name="ce6" style:family="table-cell" style:parent-style-name="Default">
      <style:table-cell-properties fo:background-color="#ffd7d7" fo:border="0.06pt solid #000000"/>
    </style:style>
    <style:style style:name="ce7" style:family="table-cell" style:parent-style-name="Default">
      <style:table-cell-properties fo:background-color="#666666" fo:border="0.06pt solid #000000"/>
      <style:text-properties fo:color="#ffffff"/>
    </style:style>
    <style:style style:name="ce8" style:family="table-cell" style:parent-style-name="Default" style:data-style-name="N108">
      <style:table-cell-properties fo:background-color="#fff5ce" fo:border="0.06pt solid #000000"/>
    </style:style>
    <style:style style:name="ce9" style:family="table-cell" style:parent-style-name="Default" style:data-style-name="N108">
      <style:table-cell-properties fo:background-color="#dde8cb" fo:border="0.06pt solid #000000"/>
    </style:style>
    <style:style style:name="ce10" style:family="table-cell" style:parent-style-name="Default" style:data-style-name="N108">
      <style:table-cell-properties fo:background-color="#ffd7d7" fo:border="0.06pt solid #000000"/>
    </style:style>
    <style:style style:name="ce11" style:family="table-cell" style:parent-style-name="Default">
      <style:table-cell-properties fo:background-color="#666666" fo:border="0.06pt solid #000000"/>
      <style:text-properties fo:color="#ffffff" fo:font-weight="bold" style:font-weight-asian="bold" style:font-weight-complex="bold"/>
    </style:style>
    <style:style style:name="ce12" style:family="table-cell" style:parent-style-name="Default" style:data-style-name="N108">
      <style:table-cell-properties fo:background-color="#666666" fo:border="0.06pt solid #000000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f5c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e8cb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d7d7"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108">
      <style:table-cell-properties fo:background-color="#fff5ce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108">
      <style:table-cell-properties fo:background-color="#dde8cb"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08">
      <style:table-cell-properties fo:background-color="#ffd7d7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2" table:default-cell-style-name="ce10"/>
        <table:table-column table:style-name="co4" table:default-cell-style-name="ce10"/>
        <table:table-column table:style-name="co5" table:default-cell-style-name="ce6"/>
        <table:table-column table:style-name="co6" table:default-cell-style-name="ce6"/>
        <table:table-column table:style-name="co2" table:number-columns-repeated="1016" table:default-cell-style-name="Default"/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lp</text:p>
          </table:table-cell>
          <table:table-cell table:style-name="ce3" office:value-type="string" calcext:value-type="string">
            <text:p>stacja pogody lista czesci</text:p>
          </table:table-cell>
          <table:table-cell table:style-name="ce3" office:value-type="string" calcext:value-type="string">
            <text:p>ilość</text:p>
          </table:table-cell>
          <table:table-cell table:style-name="ce3" office:value-type="string" calcext:value-type="string">
            <text:p>koszt</text:p>
          </table:table-cell>
          <table:table-cell table:style-name="ce3" office:value-type="string" calcext:value-type="string">
            <text:p>wartość</text:p>
          </table:table-cell>
          <table:table-cell table:style-name="ce3" office:value-type="string" calcext:value-type="string">
            <text:p>kategoria</text:p>
          </table:table-cell>
          <table:table-cell table:style-name="ce3" office:value-type="string" calcext:value-type="string">
            <text:p>suma kategorii</text:p>
          </table:table-cell>
          <table:table-cell table:style-name="ce19" table:number-columns-repeated="101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Wemos D1 mini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currency" office:currency="PLN" office:value="15.8" calcext:value-type="currency">
            <text:p>15,80 zł</text:p>
          </table:table-cell>
          <table:table-cell table:style-name="ce8" table:formula="of:=[.E3]*[.D3]" office:value-type="currency" office:currency="PLN" office:value="15.8" calcext:value-type="currency">
            <text:p>15,80 zł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ME28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currency" office:currency="PLN" office:value="35" calcext:value-type="currency">
            <text:p>35,00 zł</text:p>
          </table:table-cell>
          <table:table-cell table:style-name="ce8" table:formula="of:=[.E4]*[.D4]" office:value-type="currency" office:currency="PLN" office:value="35" calcext:value-type="currency">
            <text:p>35,00 zł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Kontaktron 2x10mm</text:p>
          </table:table-cell>
          <table:table-cell table:style-name="ce4" office:value-type="float" office:value="9" calcext:value-type="float">
            <text:p>9</text:p>
          </table:table-cell>
          <table:table-cell table:style-name="ce8" office:value-type="currency" office:currency="PLN" office:value="4" calcext:value-type="currency">
            <text:p>4,00 zł</text:p>
          </table:table-cell>
          <table:table-cell table:style-name="ce8" table:formula="of:=[.E5]*[.D5]" office:value-type="currency" office:currency="PLN" office:value="36" calcext:value-type="currency">
            <text:p>36,00 zł</text:p>
          </table:table-cell>
          <table:table-cell table:style-name="ce13" office:value-type="string" calcext:value-type="string">
            <text:p>elektronika</text:p>
          </table:table-cell>
          <table:table-cell table:style-name="ce16" table:formula="of:=SUM([.F3:.F5])" office:value-type="currency" office:currency="PLN" office:value="86.8" calcext:value-type="currency">
            <text:p>86,80 zł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agnes neodymowy fi 10mm x 1mm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currency" office:currency="PLN" office:value="2" calcext:value-type="currency">
            <text:p>2,00 zł</text:p>
          </table:table-cell>
          <table:table-cell table:style-name="ce9" table:formula="of:=[.E6]*[.D6]" office:value-type="currency" office:currency="PLN" office:value="2" calcext:value-type="currency">
            <text:p>2,00 zł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agnes neodymowy fi5mm x 2mm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currency" office:currency="PLN" office:value="2" calcext:value-type="currency">
            <text:p>2,00 zł</text:p>
          </table:table-cell>
          <table:table-cell table:style-name="ce9" table:formula="of:=[.E7]*[.D7]" office:value-type="currency" office:currency="PLN" office:value="2" calcext:value-type="currency">
            <text:p>2,00 zł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Łożysko 695ZZ 5x13x4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currency" office:currency="PLN" office:value="1.9" calcext:value-type="currency">
            <text:p>1,90 zł</text:p>
          </table:table-cell>
          <table:table-cell table:style-name="ce9" table:formula="of:=[.E8]*[.D8]" office:value-type="currency" office:currency="PLN" office:value="3.8" calcext:value-type="currency">
            <text:p>3,80 zł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zpilki M5 x 95mm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currency" office:currency="PLN" office:value="1.2" calcext:value-type="currency">
            <text:p>1,20 zł</text:p>
          </table:table-cell>
          <table:table-cell table:style-name="ce9" table:formula="of:=[.E9]*[.D9]" office:value-type="currency" office:currency="PLN" office:value="3.6" calcext:value-type="currency">
            <text:p>3,60 zł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akrętki M5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currency" office:currency="PLN" office:value="1" calcext:value-type="currency">
            <text:p>1,00 zł</text:p>
          </table:table-cell>
          <table:table-cell table:style-name="ce9" table:formula="of:=[.E10]*[.D10]" office:value-type="currency" office:currency="PLN" office:value="6" calcext:value-type="currency">
            <text:p>6,00 zł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zpilki M5 x 75MM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currency" office:currency="PLN" office:value="1.2" calcext:value-type="currency">
            <text:p>1,20 zł</text:p>
          </table:table-cell>
          <table:table-cell table:style-name="ce9" table:formula="of:=[.E11]*[.D11]" office:value-type="currency" office:currency="PLN" office:value="2.4" calcext:value-type="currency">
            <text:p>2,40 zł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NakrętkiM5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currency" office:currency="PLN" office:value="1" calcext:value-type="currency">
            <text:p>1,00 zł</text:p>
          </table:table-cell>
          <table:table-cell table:style-name="ce9" table:formula="of:=[.E12]*[.D12]" office:value-type="currency" office:currency="PLN" office:value="6" calcext:value-type="currency">
            <text:p>6,00 zł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Śrubka M5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currency" office:currency="PLN" office:value="1" calcext:value-type="currency">
            <text:p>1,00 zł</text:p>
          </table:table-cell>
          <table:table-cell table:style-name="ce9" table:formula="of:=[.E13]*[.D13]" office:value-type="currency" office:currency="PLN" office:value="1" calcext:value-type="currency">
            <text:p>1,00 zł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Śrubka M4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currency" office:currency="PLN" office:value="1" calcext:value-type="currency">
            <text:p>1,00 zł</text:p>
          </table:table-cell>
          <table:table-cell table:style-name="ce9" table:formula="of:=[.E14]*[.D14]" office:value-type="currency" office:currency="PLN" office:value="1" calcext:value-type="currency">
            <text:p>1,00 zł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Nakrętka M4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currency" office:currency="PLN" office:value="1" calcext:value-type="currency">
            <text:p>1,00 zł</text:p>
          </table:table-cell>
          <table:table-cell table:style-name="ce9" table:formula="of:=[.E15]*[.D15]" office:value-type="currency" office:currency="PLN" office:value="1" calcext:value-type="currency">
            <text:p>1,00 zł</text:p>
          </table:table-cell>
          <table:table-cell table:style-name="ce14" office:value-type="string" calcext:value-type="string">
            <text:p>witaminy</text:p>
          </table:table-cell>
          <table:table-cell table:style-name="ce17" table:formula="of:=SUM([.F6:.F15])" office:value-type="currency" office:currency="PLN" office:value="28.8" calcext:value-type="currency">
            <text:p>28,80 zł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Osłona radiacyjna top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2.9" calcext:value-type="currency">
            <text:p>2,90 zł</text:p>
          </table:table-cell>
          <table:table-cell table:formula="of:=[.E16]*[.D16]" office:value-type="currency" office:currency="PLN" office:value="2.9" calcext:value-type="currency">
            <text:p>2,90 zł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słona radiacyjna middle</text:p>
          </table:table-cell>
          <table:table-cell office:value-type="float" office:value="3" calcext:value-type="float">
            <text:p>3</text:p>
          </table:table-cell>
          <table:table-cell office:value-type="currency" office:currency="PLN" office:value="2.7" calcext:value-type="currency">
            <text:p>2,70 zł</text:p>
          </table:table-cell>
          <table:table-cell table:formula="of:=[.E17]*[.D17]" office:value-type="currency" office:currency="PLN" office:value="8.1" calcext:value-type="currency">
            <text:p>8,10 zł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ierścień dystansujący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1.9" calcext:value-type="currency">
            <text:p>1,90 zł</text:p>
          </table:table-cell>
          <table:table-cell table:formula="of:=[.E18]*[.D18]" office:value-type="currency" office:currency="PLN" office:value="1.9" calcext:value-type="currency">
            <text:p>1,90 zł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Uchwyt czujnika BME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0.78" calcext:value-type="currency">
            <text:p>0,78 zł</text:p>
          </table:table-cell>
          <table:table-cell table:formula="of:=[.E19]*[.D19]" office:value-type="currency" office:currency="PLN" office:value="0.78" calcext:value-type="currency">
            <text:p>0,78 zł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Uchwyt masztowy czujnika T/Rh/Bar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3.15" calcext:value-type="currency">
            <text:p>3,15 zł</text:p>
          </table:table-cell>
          <table:table-cell table:formula="of:=[.E20]*[.D20]" office:value-type="currency" office:currency="PLN" office:value="3.15" calcext:value-type="currency">
            <text:p>3,15 zł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Uchwyt masztowy czujnika Wind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2.83" calcext:value-type="currency">
            <text:p>2,83 zł</text:p>
          </table:table-cell>
          <table:table-cell table:formula="of:=[.E21]*[.D21]" office:value-type="currency" office:currency="PLN" office:value="2.83" calcext:value-type="currency">
            <text:p>2,83 zł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lement wiatraczka</text:p>
          </table:table-cell>
          <table:table-cell office:value-type="float" office:value="3" calcext:value-type="float">
            <text:p>3</text:p>
          </table:table-cell>
          <table:table-cell office:value-type="currency" office:currency="PLN" office:value="0.82" calcext:value-type="currency">
            <text:p>0,82 zł</text:p>
          </table:table-cell>
          <table:table-cell table:formula="of:=[.E22]*[.D22]" office:value-type="currency" office:currency="PLN" office:value="2.46" calcext:value-type="currency">
            <text:p>2,46 zł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Uchwyt elementów wiatraczka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0.46" calcext:value-type="currency">
            <text:p>0,46 zł</text:p>
          </table:table-cell>
          <table:table-cell table:formula="of:=[.E23]*[.D23]" office:value-type="currency" office:currency="PLN" office:value="0.46" calcext:value-type="currency">
            <text:p>0,46 zł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Obudowa wiatraczka część górna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2.64" calcext:value-type="currency">
            <text:p>2,64 zł</text:p>
          </table:table-cell>
          <table:table-cell table:formula="of:=[.E24]*[.D24]" office:value-type="currency" office:currency="PLN" office:value="2.64" calcext:value-type="currency">
            <text:p>2,64 zł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Obudowa wiatraczka część dolna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2.02" calcext:value-type="currency">
            <text:p>2,02 zł</text:p>
          </table:table-cell>
          <table:table-cell table:formula="of:=[.E25]*[.D25]" office:value-type="currency" office:currency="PLN" office:value="2.02" calcext:value-type="currency">
            <text:p>2,02 zł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tator kierunkowskazu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0.33" calcext:value-type="currency">
            <text:p>0,33 zł</text:p>
          </table:table-cell>
          <table:table-cell table:formula="of:=[.E26]*[.D26]" office:value-type="currency" office:currency="PLN" office:value="0.33" calcext:value-type="currency">
            <text:p>0,33 zł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osłona statora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0.1" calcext:value-type="currency">
            <text:p>0,10 zł</text:p>
          </table:table-cell>
          <table:table-cell table:formula="of:=[.E27]*[.D27]" office:value-type="currency" office:currency="PLN" office:value="0.1" calcext:value-type="currency">
            <text:p>0,10 zł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alec wskaznika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0.1" calcext:value-type="currency">
            <text:p>0,10 zł</text:p>
          </table:table-cell>
          <table:table-cell table:formula="of:=[.E28]*[.D28]" office:value-type="currency" office:currency="PLN" office:value="0.1" calcext:value-type="currency">
            <text:p>0,10 zł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uchwyt kierunkowskazu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0.44" calcext:value-type="currency">
            <text:p>0,44 zł</text:p>
          </table:table-cell>
          <table:table-cell table:formula="of:=[.E29]*[.D29]" office:value-type="currency" office:currency="PLN" office:value="0.44" calcext:value-type="currency">
            <text:p>0,44 zł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wskaznik kierunkowskazu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0.17" calcext:value-type="currency">
            <text:p>0,17 zł</text:p>
          </table:table-cell>
          <table:table-cell table:formula="of:=[.E30]*[.D30]" office:value-type="currency" office:currency="PLN" office:value="0.17" calcext:value-type="currency">
            <text:p>0,17 zł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ogon kierunkowskazu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0.18" calcext:value-type="currency">
            <text:p>0,18 zł</text:p>
          </table:table-cell>
          <table:table-cell table:formula="of:=[.E31]*[.D31]" office:value-type="currency" office:currency="PLN" office:value="0.18" calcext:value-type="currency">
            <text:p>0,18 zł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uchwyt ogona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0.1" calcext:value-type="currency">
            <text:p>0,10 zł</text:p>
          </table:table-cell>
          <table:table-cell table:formula="of:=[.E32]*[.D32]" office:value-type="currency" office:currency="PLN" office:value="0.1" calcext:value-type="currency">
            <text:p>0,10 zł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uchwyt elektroniki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0.73" calcext:value-type="currency">
            <text:p>0,73 zł</text:p>
          </table:table-cell>
          <table:table-cell table:formula="of:=[.E33]*[.D33]" office:value-type="currency" office:currency="PLN" office:value="0.73" calcext:value-type="currency">
            <text:p>0,73 zł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obudowa elektroniki bottom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0.38" calcext:value-type="currency">
            <text:p>0,38 zł</text:p>
          </table:table-cell>
          <table:table-cell table:formula="of:=[.E34]*[.D34]" office:value-type="currency" office:currency="PLN" office:value="0.38" calcext:value-type="currency">
            <text:p>0,38 zł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obudowa elektroniki top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0.33" calcext:value-type="currency">
            <text:p>0,33 zł</text:p>
          </table:table-cell>
          <table:table-cell table:formula="of:=[.E35]*[.D35]" office:value-type="currency" office:currency="PLN" office:value="0.33" calcext:value-type="currency">
            <text:p>0,33 zł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obudowa elektroniki middle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2.39" calcext:value-type="currency">
            <text:p>2,39 zł</text:p>
          </table:table-cell>
          <table:table-cell table:formula="of:=[.E36]*[.D36]" office:value-type="currency" office:currency="PLN" office:value="2.39" calcext:value-type="currency">
            <text:p>2,39 zł</text:p>
          </table:table-cell>
          <table:table-cell table:style-name="ce15" office:value-type="string" calcext:value-type="string">
            <text:p>wydruki koszt materiału</text:p>
          </table:table-cell>
          <table:table-cell table:style-name="ce18" table:formula="of:=SUM([.F16:.F36])" office:value-type="currency" office:currency="PLN" office:value="32.49" calcext:value-type="currency">
            <text:p>32,49 zł</text:p>
          </table:table-cell>
          <table:table-cell table:number-columns-repeated="1016"/>
        </table:table-row>
        <table:table-row table:style-name="ro1">
          <table:table-cell/>
          <table:table-cell table:style-name="ce7" table:number-columns-repeated="3"/>
          <table:table-cell table:style-name="ce11" office:value-type="string" calcext:value-type="string">
            <text:p>RAZEM</text:p>
          </table:table-cell>
          <table:table-cell table:style-name="ce12" table:formula="of:=SUM([.F3:.F36])" office:value-type="currency" office:currency="PLN" office:value="148.09" calcext:value-type="currency">
            <text:p>148,09 zł</text:p>
          </table:table-cell>
          <table:table-cell table:style-name="ce7" table:number-columns-repeated="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0">00.00.0000</text:date>, <text:time style:data-style-name="N2" text:time-value="17:23:05.20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7T12:39:42.402000000</meta:creation-date>
    <dc:date>2021-07-10T18:26:53.332000000</dc:date>
    <meta:editing-duration>PT58M47S</meta:editing-duration>
    <meta:editing-cycles>4</meta:editing-cycles>
    <meta:generator>LibreOffice/7.0.1.2$Windows_X86_64 LibreOffice_project/7cbcfc562f6eb6708b5ff7d7397325de9e764452</meta:generator>
    <meta:document-statistic meta:table-count="1" meta:cell-count="185" meta:object-count="0"/>
  </office:meta>
</office:document-meta>
</file>